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0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4957in"/>
    </style:style>
    <style:style style:name="co4" style:family="table-column">
      <style:table-column-properties fo:break-before="auto" style:column-width="0.4681in"/>
    </style:style>
    <style:style style:name="co5" style:family="table-column">
      <style:table-column-properties fo:break-before="auto" style:column-width="0.30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ThresholdsMC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date" office:date-value="2014-01-16T00:00:01">
            <text:p>2014-01-16 00:00:01</text:p>
          </table:table-cell>
          <table:table-cell office:value-type="string">
            <text:p>T0_CH_CERN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]" office:value-type="date" office:date-value="2014-01-16T00:00:01">
            <text:p>2014-01-16 00:00:01</text:p>
          </table:table-cell>
          <table:table-cell office:value-type="string">
            <text:p>T1_CH_CERN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]" office:value-type="date" office:date-value="2014-01-16T00:00:01">
            <text:p>2014-01-16 00:00:01</text:p>
          </table:table-cell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]" office:value-type="date" office:date-value="2014-01-16T00:00:01">
            <text:p>2014-01-16 00:00:01</text:p>
          </table:table-cell>
          <table:table-cell office:value-type="string">
            <text:p>T1_ES_PIC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]" office:value-type="date" office:date-value="2014-01-16T00:00:01">
            <text:p>2014-01-16 00:00:01</text:p>
          </table:table-cell>
          <table:table-cell office:value-type="string">
            <text:p>T1_FR_CCIN2P3</text:p>
          </table:table-cell>
          <table:table-cell office:value-type="float" office:value="5000">
            <text:p>5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]" office:value-type="date" office:date-value="2014-01-16T00:00:01">
            <text:p>2014-01-16 00:00:01</text:p>
          </table:table-cell>
          <table:table-cell office:value-type="string">
            <text:p>T1_IT_CNAF</text:p>
          </table:table-cell>
          <table:table-cell office:value-type="float" office:value="10000">
            <text:p>10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]" office:value-type="date" office:date-value="2014-01-16T00:00:01">
            <text:p>2014-01-16 00:00:01</text:p>
          </table:table-cell>
          <table:table-cell office:value-type="string">
            <text:p>T1_RU_JINR</text:p>
          </table:table-cell>
          <table:table-cell office:value-type="float" office:value="500">
            <text:p>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7]" office:value-type="date" office:date-value="2014-01-16T00:00:01">
            <text:p>2014-01-16 00:00:01</text:p>
          </table:table-cell>
          <table:table-cell office:value-type="string">
            <text:p>T1_RU_JINR_Disk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8]" office:value-type="date" office:date-value="2014-01-16T00:00:01">
            <text:p>2014-01-16 00:00:01</text:p>
          </table:table-cell>
          <table:table-cell office:value-type="string">
            <text:p>T1_TW_ASGC</text:p>
          </table:table-cell>
          <table:table-cell office:value-type="float" office:value="1800">
            <text:p>18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9]" office:value-type="date" office:date-value="2014-01-16T00:00:01">
            <text:p>2014-01-16 00:00:01</text:p>
          </table:table-cell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0]" office:value-type="date" office:date-value="2014-01-16T00:00:01">
            <text:p>2014-01-16 00:00:01</text:p>
          </table:table-cell>
          <table:table-cell office:value-type="string">
            <text:p>T1_UK_RAL_Disk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1]" office:value-type="date" office:date-value="2014-01-16T00:00:01">
            <text:p>2014-01-16 00:00:01</text:p>
          </table:table-cell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2]" office:value-type="date" office:date-value="2014-01-16T00:00:01">
            <text:p>2014-01-16 00:00:01</text:p>
          </table:table-cell>
          <table:table-cell office:value-type="string">
            <text:p>T1_US_FNAL_Disk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3]" office:value-type="date" office:date-value="2014-01-16T00:00:01">
            <text:p>2014-01-16 00:00:01</text:p>
          </table:table-cell>
          <table:table-cell office:value-type="string">
            <text:p>T2_AT_Vienna</text:p>
          </table:table-cell>
          <table:table-cell office:value-type="float" office:value="520">
            <text:p>5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4]" office:value-type="date" office:date-value="2014-01-16T00:00:01">
            <text:p>2014-01-16 00:00:01</text:p>
          </table:table-cell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5]" office:value-type="date" office:date-value="2014-01-16T00:00:01">
            <text:p>2014-01-16 00:00:01</text:p>
          </table:table-cell>
          <table:table-cell office:value-type="string">
            <text:p>T2_BE_UCL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6]" office:value-type="date" office:date-value="2014-01-16T00:00:01">
            <text:p>2014-01-16 00:00:01</text:p>
          </table:table-cell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7]" office:value-type="date" office:date-value="2014-01-16T00:00:01">
            <text:p>2014-01-16 00:00:01</text:p>
          </table:table-cell>
          <table:table-cell office:value-type="string">
            <text:p>T2_BR_UERJ</text:p>
          </table:table-cell>
          <table:table-cell office:value-type="float" office:value="500">
            <text:p>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8]" office:value-type="date" office:date-value="2014-01-16T00:00:01">
            <text:p>2014-01-16 00:00:01</text:p>
          </table:table-cell>
          <table:table-cell office:value-type="string">
            <text:p>T2_CH_CERN</text:p>
          </table:table-cell>
          <table:table-cell office:value-type="float" office:value="10000">
            <text:p>10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19]" office:value-type="date" office:date-value="2014-01-16T00:00:01">
            <text:p>2014-01-16 00:00:01</text:p>
          </table:table-cell>
          <table:table-cell office:value-type="string">
            <text:p>T2_CH_CERN_AI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0]" office:value-type="date" office:date-value="2014-01-16T00:00:01">
            <text:p>2014-01-16 00:00:01</text:p>
          </table:table-cell>
          <table:table-cell office:value-type="string">
            <text:p>T2_CH_CERN_HLT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1]" office:value-type="date" office:date-value="2014-01-16T00:00:01">
            <text:p>2014-01-16 00:00:01</text:p>
          </table:table-cell>
          <table:table-cell office:value-type="string">
            <text:p>T2_CH_CSCS</text:p>
          </table:table-cell>
          <table:table-cell office:value-type="float" office:value="620">
            <text:p>6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2]" office:value-type="date" office:date-value="2014-01-16T00:00:01">
            <text:p>2014-01-16 00:00:01</text:p>
          </table:table-cell>
          <table:table-cell office:value-type="string">
            <text:p>T2_CN_Beijing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3]" office:value-type="date" office:date-value="2014-01-16T00:00:01">
            <text:p>2014-01-16 00:00:01</text:p>
          </table:table-cell>
          <table:table-cell office:value-type="string">
            <text:p>T2_DE_DESY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4]" office:value-type="date" office:date-value="2014-01-16T00:00:01">
            <text:p>2014-01-16 00:00:01</text:p>
          </table:table-cell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5]" office:value-type="date" office:date-value="2014-01-16T00:00:01">
            <text:p>2014-01-16 00:00:01</text:p>
          </table:table-cell>
          <table:table-cell office:value-type="string">
            <text:p>T2_EE_Estonia</text:p>
          </table:table-cell>
          <table:table-cell office:value-type="float" office:value="2500">
            <text:p>2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6]" office:value-type="date" office:date-value="2014-01-16T00:00:01">
            <text:p>2014-01-16 00:00:01</text:p>
          </table:table-cell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7]" office:value-type="date" office:date-value="2014-01-16T00:00:01">
            <text:p>2014-01-16 00:00:01</text:p>
          </table:table-cell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8]" office:value-type="date" office:date-value="2014-01-16T00:00:01">
            <text:p>2014-01-16 00:00:01</text:p>
          </table:table-cell>
          <table:table-cell office:value-type="string">
            <text:p>T2_FI_HIP</text:p>
          </table:table-cell>
          <table:table-cell office:value-type="float" office:value="1500">
            <text:p>1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29]" office:value-type="date" office:date-value="2014-01-16T00:00:01">
            <text:p>2014-01-16 00:00:01</text:p>
          </table:table-cell>
          <table:table-cell office:value-type="string">
            <text:p>T2_FR_CCIN2P3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0]" office:value-type="date" office:date-value="2014-01-16T00:00:01">
            <text:p>2014-01-16 00:00:01</text:p>
          </table:table-cell>
          <table:table-cell office:value-type="string">
            <text:p>T2_FR_GRIF_IRFU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1]" office:value-type="date" office:date-value="2014-01-16T00:00:01">
            <text:p>2014-01-16 00:00:01</text:p>
          </table:table-cell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2]" office:value-type="date" office:date-value="2014-01-16T00:00:01">
            <text:p>2014-01-16 00:00:01</text:p>
          </table:table-cell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3]" office:value-type="date" office:date-value="2014-01-16T00:00:01">
            <text:p>2014-01-16 00:00:01</text:p>
          </table:table-cell>
          <table:table-cell office:value-type="string">
            <text:p>T2_GR_Ioannina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4]" office:value-type="date" office:date-value="2014-01-16T00:00:01">
            <text:p>2014-01-16 00:00:01</text:p>
          </table:table-cell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5]" office:value-type="date" office:date-value="2014-01-16T00:00:01">
            <text:p>2014-01-16 00:00:01</text:p>
          </table:table-cell>
          <table:table-cell office:value-type="string">
            <text:p>T2_IN_TIFR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6]" office:value-type="date" office:date-value="2014-01-16T00:00:01">
            <text:p>2014-01-16 00:00:01</text:p>
          </table:table-cell>
          <table:table-cell office:value-type="string">
            <text:p>T2_IT_Bari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7]" office:value-type="date" office:date-value="2014-01-16T00:00:01">
            <text:p>2014-01-16 00:00:01</text:p>
          </table:table-cell>
          <table:table-cell office:value-type="string">
            <text:p>T2_IT_Legnaro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8]" office:value-type="date" office:date-value="2014-01-16T00:00:01">
            <text:p>2014-01-16 00:00:01</text:p>
          </table:table-cell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39]" office:value-type="date" office:date-value="2014-01-16T00:00:01">
            <text:p>2014-01-16 00:00:01</text:p>
          </table:table-cell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0]" office:value-type="date" office:date-value="2014-01-16T00:00:01">
            <text:p>2014-01-16 00:00:01</text:p>
          </table:table-cell>
          <table:table-cell office:value-type="string">
            <text:p>T2_KR_KNU</text:p>
          </table:table-cell>
          <table:table-cell office:value-type="float" office:value="520">
            <text:p>5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1]" office:value-type="date" office:date-value="2014-01-16T00:00:01">
            <text:p>2014-01-16 00:00:01</text:p>
          </table:table-cell>
          <table:table-cell office:value-type="string">
            <text:p>T2_MY_UPM_BIRUNI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2]" office:value-type="date" office:date-value="2014-01-16T00:00:01">
            <text:p>2014-01-16 00:00:01</text:p>
          </table:table-cell>
          <table:table-cell office:value-type="string">
            <text:p>T2_PK_NCP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3]" office:value-type="date" office:date-value="2014-01-16T00:00:01">
            <text:p>2014-01-16 00:00:01</text:p>
          </table:table-cell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4]" office:value-type="date" office:date-value="2014-01-16T00:00:01">
            <text:p>2014-01-16 00:00:01</text:p>
          </table:table-cell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5]" office:value-type="date" office:date-value="2014-01-16T00:00:01">
            <text:p>2014-01-16 00:00:01</text:p>
          </table:table-cell>
          <table:table-cell office:value-type="string">
            <text:p>T2_RU_IHEP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6]" office:value-type="date" office:date-value="2014-01-16T00:00:01">
            <text:p>2014-01-16 00:00:01</text:p>
          </table:table-cell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7]" office:value-type="date" office:date-value="2014-01-16T00:00:01">
            <text:p>2014-01-16 00:00:01</text:p>
          </table:table-cell>
          <table:table-cell office:value-type="string">
            <text:p>T2_RU_ITEP</text:p>
          </table:table-cell>
          <table:table-cell office:value-type="float" office:value="520">
            <text:p>52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8]" office:value-type="date" office:date-value="2014-01-16T00:00:01">
            <text:p>2014-01-16 00:00:01</text:p>
          </table:table-cell>
          <table:table-cell office:value-type="string">
            <text:p>T2_RU_JINR</text:p>
          </table:table-cell>
          <table:table-cell office:value-type="float" office:value="1500">
            <text:p>1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49]" office:value-type="date" office:date-value="2014-01-16T00:00:01">
            <text:p>2014-01-16 00:00:01</text:p>
          </table:table-cell>
          <table:table-cell office:value-type="string">
            <text:p>T2_RU_PNPI</text:p>
          </table:table-cell>
          <table:table-cell office:value-type="float" office:value="100">
            <text:p>1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0]" office:value-type="date" office:date-value="2014-01-16T00:00:01">
            <text:p>2014-01-16 00:00:01</text:p>
          </table:table-cell>
          <table:table-cell office:value-type="string">
            <text:p>T2_RU_RRC_KI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1]" office:value-type="date" office:date-value="2014-01-16T00:00:01">
            <text:p>2014-01-16 00:00:01</text:p>
          </table:table-cell>
          <table:table-cell office:value-type="string">
            <text:p>T2_RU_SINP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2]" office:value-type="date" office:date-value="2014-01-16T00:00:01">
            <text:p>2014-01-16 00:00:01</text:p>
          </table:table-cell>
          <table:table-cell office:value-type="string">
            <text:p>T2_TH_CUNSTDA</text:p>
          </table:table-cell>
          <table:table-cell office:value-type="float" office:value="10">
            <text:p>1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3]" office:value-type="date" office:date-value="2014-01-16T00:00:01">
            <text:p>2014-01-16 00:00:01</text:p>
          </table:table-cell>
          <table:table-cell office:value-type="string">
            <text:p>T2_TR_METU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4]" office:value-type="date" office:date-value="2014-01-16T00:00:01">
            <text:p>2014-01-16 00:00:01</text:p>
          </table:table-cell>
          <table:table-cell office:value-type="string">
            <text:p>T2_TW_Taiwan</text:p>
          </table:table-cell>
          <table:table-cell office:value-type="float" office:value="700">
            <text:p>7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5]" office:value-type="date" office:date-value="2014-01-16T00:00:01">
            <text:p>2014-01-16 00:00:01</text:p>
          </table:table-cell>
          <table:table-cell office:value-type="string">
            <text:p>T2_UA_KIPT</text:p>
          </table:table-cell>
          <table:table-cell office:value-type="float" office:value="500">
            <text:p>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6]" office:value-type="date" office:date-value="2014-01-16T00:00:01">
            <text:p>2014-01-16 00:00:01</text:p>
          </table:table-cell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7]" office:value-type="date" office:date-value="2014-01-16T00:00:01">
            <text:p>2014-01-16 00:00:01</text:p>
          </table:table-cell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8]" office:value-type="date" office:date-value="2014-01-16T00:00:01">
            <text:p>2014-01-16 00:00:01</text:p>
          </table:table-cell>
          <table:table-cell office:value-type="string">
            <text:p>T2_UK_SGrid_Bristol</text:p>
          </table:table-cell>
          <table:table-cell office:value-type="float" office:value="300">
            <text:p>3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59]" office:value-type="date" office:date-value="2014-01-16T00:00:01">
            <text:p>2014-01-16 00:00:01</text:p>
          </table:table-cell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0]" office:value-type="date" office:date-value="2014-01-16T00:00:01">
            <text:p>2014-01-16 00:00:01</text:p>
          </table:table-cell>
          <table:table-cell office:value-type="string">
            <text:p>T2_US_Caltech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1]" office:value-type="date" office:date-value="2014-01-16T00:00:01">
            <text:p>2014-01-16 00:00:01</text:p>
          </table:table-cell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2]" office:value-type="date" office:date-value="2014-01-16T00:00:01">
            <text:p>2014-01-16 00:00:01</text:p>
          </table:table-cell>
          <table:table-cell office:value-type="string">
            <text:p>T2_US_MIT</text:p>
          </table:table-cell>
          <table:table-cell office:value-type="float" office:value="4000">
            <text:p>4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3]" office:value-type="date" office:date-value="2014-01-16T00:00:01">
            <text:p>2014-01-16 00:00:01</text:p>
          </table:table-cell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4]" office:value-type="date" office:date-value="2014-01-16T00:00:01">
            <text:p>2014-01-16 00:00:01</text:p>
          </table:table-cell>
          <table:table-cell office:value-type="string">
            <text:p>T2_US_Purdue</text:p>
          </table:table-cell>
          <table:table-cell office:value-type="float" office:value="9000">
            <text:p>9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5]" office:value-type="date" office:date-value="2014-01-16T00:00:01">
            <text:p>2014-01-16 00:00:01</text:p>
          </table:table-cell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6]" office:value-type="date" office:date-value="2014-01-16T00:00:01">
            <text:p>2014-01-16 00:00:01</text:p>
          </table:table-cell>
          <table:table-cell office:value-type="string">
            <text:p>T2_US_Vanderbilt</text:p>
          </table:table-cell>
          <table:table-cell office:value-type="float" office:value="2000">
            <text:p>2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7]" office:value-type="date" office:date-value="2014-01-16T00:00:01">
            <text:p>2014-01-16 00:00:01</text:p>
          </table:table-cell>
          <table:table-cell office:value-type="string">
            <text:p>T2_US_Wisconsin</text:p>
          </table:table-cell>
          <table:table-cell office:value-type="float" office:value="3000">
            <text:p>3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8]" office:value-type="date" office:date-value="2014-01-16T00:00:01">
            <text:p>2014-01-16 00:00:01</text:p>
          </table:table-cell>
          <table:table-cell office:value-type="string">
            <text:p>T3_US_Colorado</text:p>
          </table:table-cell>
          <table:table-cell office:value-type="float" office:value="600">
            <text:p>6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>
          <table:table-cell table:formula="of:=[.A69]" office:value-type="date" office:date-value="2014-01-16T00:00:01">
            <text:p>2014-01-16 00:00:01</text:p>
          </table:table-cell>
          <table:table-cell office:value-type="string">
            <text:p>T3_US_Omaha</text:p>
          </table:table-cell>
          <table:table-cell office:value-type="float" office:value="1000">
            <text:p>1000</text:p>
          </table:table-cell>
          <table:table-cell office:value-type="string">
            <text:p>green</text:p>
          </table:table-cell>
          <table:table-cell office:value-type="string">
            <text:p>n/a</text:p>
          </table:table-cell>
        </table:table-row>
        <table:table-row table:style-name="ro1" table:number-rows-repeated="1048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hresholdsT1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1/17/2014</text:date>, <text:time>11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4-01-17T11:27:53</dc:date>
    <meta:editing-duration>PT3M54S</meta:editing-duration>
    <meta:editing-cycles>3</meta:editing-cycles>
    <meta:document-statistic meta:table-count="2" meta:cell-count="350" meta:object-count="0"/>
  </office:meta>
</office:document-meta>
</file>